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/>
      <style:text-properties fo:color="#2140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eatur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ifficul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dCloud as a function of time. (slider on a new Window with integrated matplotlib figure)</text:p>
          </table:table-cell>
          <table:table-cell/>
          <table:table-cell office:value-type="string" calcext:value-type="string">
            <text:p>easy, but troubles expec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clude Channel → Appropriate hierarchical data structure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for visual flair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cially Progress bar when loading 15k lines Json. (Download all thumbnails?)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currency (Especially at the initial download)</text:p>
          </table:table-cell>
          <table:table-cell/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ntext menu to copy line</text:p>
          </table:table-cell>
          <table:table-cell table:style-name="ce3"/>
          <table:table-cell table:style-name="ce3" office:value-type="string" calcext:value-type="string">
            <text:p>easy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thumbnail show should also work when not the whole line is selected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actor the html scraper</text:p>
          </table:table-cell>
          <table:table-cell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Search functional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rch results appear as you type ( Quicksort for speed?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ll Text search</text:p>
          </table:table-cell>
          <table:table-cell/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ility to search words within a range ( factor of «nearness» of words in terms of space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ke case insensitive</text:p>
          </table:table-cell>
          <table:table-cell/>
          <table:table-cell office:value-type="string" calcext:value-type="string">
            <text:p>very easy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ove thumbnail image in scene</text:p>
          </table:table-cell>
          <table:table-cell table:style-name="ce5"/>
          <table:table-cell table:style-name="ce5" office:value-type="string" calcext:value-type="string">
            <text:p>very 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re Search history: Arrow «Go Back» Button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lider to skip through thumbnai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source the class Entry (to new fil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rk theme button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bug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When searching again, items to not disappe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blems with youtube-dl. (Pip is not working in environment, might have to reload the environment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6T19:23:28.412841756</meta:creation-date>
    <dc:date>2021-06-28T09:39:31.380471922</dc:date>
    <meta:editing-duration>PT18H31M7S</meta:editing-duration>
    <meta:editing-cycles>1</meta:editing-cycles>
    <meta:document-statistic meta:table-count="1" meta:cell-count="42" meta:object-count="0"/>
    <meta:generator>LibreOffice/6.0.7.3$Linux_X86_64 LibreOffice_project/00m0$Build-3</meta:generator>
  </office:meta>
</office:document-meta>
</file>